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FKai-SB" svg:font-family="DFKai-SB" style:font-family-generic="roman" style:font-pitch="variable"/>
    <style:font-face style:name="Microsoft JhengHei" svg:font-family="'Microsoft JhengHe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FKai-SB1" svg:font-family="DFKai-SB" style:font-family-generic="system" style:font-pitch="variable"/>
    <style:font-face style:name="Linux Libertine G" svg:font-family="'Linux Libertine G'" style:font-family-generic="system" style:font-pitch="variable"/>
    <style:font-face style:name="Microsoft JhengHei1" svg:font-family="'Microsoft JhengHei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end" style:justify-single-word="false" fo:orphans="0" fo:widows="0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line-height="100%"/>
      <style:text-properties fo:font-size="13pt" style:font-size-asian="13pt" style:font-size-complex="13pt"/>
    </style:style>
    <style:style style:name="P4" style:family="paragraph" style:parent-style-name="Standard">
      <style:paragraph-properties fo:margin-left="0in" fo:margin-right="0in" fo:line-height="115%" fo:orphans="0" fo:widows="0" fo:text-indent="0.1965in" style:auto-text-indent="false"/>
    </style:style>
    <style:style style:name="P5" style:family="paragraph" style:parent-style-name="Standard" style:list-style-name="WWNum3">
      <style:paragraph-properties fo:margin-left="0.446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6" style:family="paragraph" style:parent-style-name="Standard" style:list-style-name="WWNum4">
      <style:paragraph-properties fo:margin-left="0.446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7" style:family="paragraph" style:parent-style-name="Standard" style:list-style-name="WWNum1">
      <style:paragraph-properties fo:margin-left="0.446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8" style:family="paragraph" style:parent-style-name="Standard" style:list-style-name="WWNum2">
      <style:paragraph-properties fo:margin-left="0.446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0.4453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0.4453in" fo:margin-right="0in" fo:line-height="100%" fo:orphans="0" fo:widows="0" fo:text-indent="0in" style:auto-text-indent="false"/>
    </style:style>
    <style:style style:name="P11" style:family="paragraph" style:parent-style-name="Standard">
      <style:paragraph-properties fo:margin-left="0.446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line-height="100%" fo:text-align="center" style:justify-single-word="false" fo:orphans="0" fo:widows="0" fo:break-before="page"/>
    </style:style>
    <style:style style:name="P14" style:family="paragraph" style:parent-style-name="Standard" style:list-style-name="WWNum2">
      <style:paragraph-properties fo:margin-left="0.4465in" fo:margin-right="0in" fo:line-height="100%" fo:orphans="0" fo:widows="0" fo:text-indent="-0.25in" style:auto-text-indent="false"/>
    </style:style>
    <style:style style:name="P15" style:family="paragraph" style:parent-style-name="Standard" style:master-page-name="Standard">
      <style:paragraph-properties fo:line-height="100%" fo:text-align="center" style:justify-single-word="false" fo:orphans="0" fo:widows="0" style:page-number="1"/>
    </style:style>
    <style:style style:name="P16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fo:font-size="13.5pt" style:font-size-asian="13.5pt" style:font-size-complex="13.5pt"/>
    </style:style>
    <style:style style:name="T5" style:family="text">
      <style:text-properties fo:font-size="13.5pt" fo:font-weight="bold" style:font-size-asian="13.5pt" style:font-weight-asian="bold" style:font-size-complex="13.5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size="13.5pt" fo:font-style="normal" style:text-underline-style="none" style:font-size-asian="13.5pt" style:font-style-asian="normal" style:font-size-complex="13.5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font-size="13.5pt" fo:font-style="normal" style:font-size-asian="13.5pt" style:font-style-asian="normal" style:font-size-complex="13.5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Microsoft JhengHei" fo:font-size="13.5pt" fo:font-style="normal" style:text-underline-style="none" style:font-name-asian="Microsoft JhengHei1" style:font-size-asian="13.5pt" style:font-style-asian="normal" style:font-name-complex="Microsoft JhengHei1" style:font-size-complex="13.5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Microsoft JhengHei" fo:font-size="13.5pt" fo:font-style="normal" style:text-underline-style="none" fo:font-weight="normal" style:font-name-asian="Microsoft JhengHei1" style:font-size-asian="13.5pt" style:font-style-asian="normal" style:font-weight-asian="normal" style:font-name-complex="Microsoft JhengHei1" style:font-size-complex="13.5pt"/>
    </style:style>
    <style:style style:name="T11" style:family="text">
      <style:text-properties style:font-name="DFKai-SB" fo:font-size="13.5pt" fo:font-weight="bold" style:font-name-asian="DFKai-SB1" style:font-size-asian="13.5pt" style:font-weight-asian="bold" style:font-name-complex="DFKai-SB1" style:font-size-complex="13.5pt"/>
    </style:style>
    <style:style style:name="T12" style:family="text">
      <style:text-properties style:font-name="Microsoft JhengHei" fo:font-size="13.5pt" style:font-name-asian="Microsoft JhengHei1" style:font-size-asian="13.5pt" style:font-name-complex="Microsoft JhengHei1" style:font-size-complex="13.5pt"/>
    </style:style>
    <style:style style:name="T13" style:family="text">
      <style:text-properties style:font-name="Microsoft JhengHei" fo:font-size="13pt" style:font-name-asian="Microsoft JhengHei1" style:font-size-asian="13pt" style:font-name-complex="Microsoft JhengHei1" style:font-size-complex="13pt"/>
    </style:style>
    <style:style style:name="T14" style:family="text">
      <style:text-properties style:font-name="Microsoft JhengHei" fo:font-size="20pt" fo:font-weight="bold" style:font-name-asian="Microsoft JhengHei1" style:font-size-asian="20pt" style:font-weight-asian="bold" style:font-name-complex="Microsoft JhengHei1" style:font-size-complex="20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【數戰數決－理想的生活】活動回饋表</text:span></text:p>
      <text:p text:style-name="P1"><text:span text:style-name="T2">組別編號：_____________</text:span></text:p>
      <text:p text:style-name="P2"><text:span text:style-name="T4">各位小朋友們：</text:span></text:p>
      <text:p text:style-name="P2"><text:span text:style-name="T4">　　覺得這次的課程如何？很感謝你們來參與本次的活動，也希望各位能將此次學到的內容運用在生活中。以下是一些是學長姐們想問的問題，請各位先將題目完整閱讀再作答，也可以寫出額外原因，照著心中的想法填寫就可以了，請認真作答，不要填「無」或空白喔！填寫完記得交給該關卡的學長姐喔～</text:span></text:p>
      <text:p text:style-name="P2"><text:span text:style-name="T4">　　　　祝　　　　　學業進步　健康快樂</text:span></text:p>
      <text:p text:style-name="P4"><text:span text:style-name="T6">［水中生物觀察］</text:span></text:p>
      <text:list xml:id="list2240800957" text:style-name="WWNum3">
        <text:list-item>
          <text:p text:style-name="P5"><text:span text:style-name="T7">活動中有學到哪些水中生物？</text:span></text:p>
        </text:list-item>
      </text:list>
      <text:p text:style-name="P9"><text:span text:style-name="T9">答：_____________________________________________________________</text:span></text:p>
      <text:list xml:id="list145107775024103" text:continue-numbering="true" text:style-name="WWNum3">
        <text:list-item>
          <text:p text:style-name="P5"><text:span text:style-name="T7">觀察今天活動中的生物應使用何種顯微鏡較恰當？</text:span></text:p>
        </text:list-item>
      </text:list>
      <text:p text:style-name="P9"><text:span text:style-name="T10">答：_____________________________________________________________</text:span></text:p>
      <text:list xml:id="list145106988437203" text:continue-numbering="true" text:style-name="WWNum3">
        <text:list-item>
          <text:p text:style-name="P5"><text:span text:style-name="T7">你認為這些觀察到的生物可以自己飼養嗎？</text:span></text:p>
        </text:list-item>
      </text:list>
      <text:p text:style-name="P9"><text:span text:style-name="T10">答：_____________________________________________________________</text:span></text:p>
      <text:list xml:id="list145107619833541" text:continue-numbering="true" text:style-name="WWNum3">
        <text:list-item>
          <text:p text:style-name="P5"><text:span text:style-name="T7">你對於本關關主「講解的風格」和「解釋的清晰程度」滿意度是多少？</text:span></text:p>
        </text:list-item>
      </text:list>
      <text:p text:style-name="P10"><text:span text:style-name="T4">非常不滿意　　</text:span><text:span text:style-name="T11">□</text:span><text:span text:style-name="T4">１　</text:span><text:span text:style-name="T11">□</text:span><text:span text:style-name="T4">２　</text:span><text:span text:style-name="T11">□</text:span><text:span text:style-name="T4">３　</text:span><text:span text:style-name="T11">□</text:span><text:span text:style-name="T4">４　</text:span><text:span text:style-name="T11">□</text:span><text:span text:style-name="T4">５　　非常滿意</text:span></text:p>
      <text:list xml:id="list145106531386565" text:continue-numbering="true" text:style-name="WWNum3">
        <text:list-item>
          <text:p text:style-name="P5"><text:span text:style-name="T7">你對於本關卡整體的時間、流程安排滿意度為何？</text:span></text:p>
        </text:list-item>
      </text:list>
      <text:p text:style-name="P10"><text:span text:style-name="T4">非常不滿意　　</text:span><text:span text:style-name="T11">□</text:span><text:span text:style-name="T4">１　</text:span><text:span text:style-name="T11">□</text:span><text:span text:style-name="T4">２　</text:span><text:span text:style-name="T11">□</text:span><text:span text:style-name="T4">３　</text:span><text:span text:style-name="T11">□</text:span><text:span text:style-name="T4">４　</text:span><text:span text:style-name="T11">□</text:span><text:span text:style-name="T4">５　　非常滿意</text:span></text:p>
      <text:list xml:id="list145106042396168" text:continue-numbering="true" text:style-name="WWNum3">
        <text:list-item>
          <text:p text:style-name="P5"><text:span text:style-name="T7">你對本關卡整體的滿意度為多少？</text:span></text:p>
        </text:list-item>
      </text:list>
      <text:p text:style-name="P10"><text:span text:style-name="T4">非常不滿意　　</text:span><text:span text:style-name="T11">□</text:span><text:span text:style-name="T4">１　</text:span><text:span text:style-name="T11">□</text:span><text:span text:style-name="T4">２　</text:span><text:span text:style-name="T11">□</text:span><text:span text:style-name="T4">３　</text:span><text:span text:style-name="T11">□</text:span><text:span text:style-name="T4">４　</text:span><text:span text:style-name="T11">□</text:span><text:span text:style-name="T4">５　　非常滿意</text:span></text:p>
      <text:list xml:id="list145106025477250" text:continue-numbering="true" text:style-name="WWNum3">
        <text:list-item>
          <text:p text:style-name="P5"><text:span text:style-name="T7">你認為本關卡有什麼需要改進的地方，或者有什麼部分做得非常好？</text:span></text:p>
        </text:list-item>
      </text:list>
      <text:p text:style-name="P11"><text:span text:style-name="T10">答：_____________________________________________________________</text:span></text:p>
      <text:p text:style-name="P12"><draw:rect text:anchor-type="as-char" style:rel-width="100%" draw:z-index="0" draw:style-name="gr1" draw:text-style-name="P16" svg:width="0.0012in" svg:height="0.0213in"><text:p/></draw:rect></text:p>
      <text:p text:style-name="P4"><text:span text:style-name="T6">［三門問題］</text:span></text:p>
      <text:list xml:id="list764307404" text:style-name="WWNum4">
        <text:list-item>
          <text:p text:style-name="P6"><text:span text:style-name="T7">在三門問題中，換門和不換門哪一個選中車的機率比較高？</text:span></text:p>
        </text:list-item>
      </text:list>
      <text:p text:style-name="P9"><text:span text:style-name="T10">答：_____________________________________________________________</text:span></text:p>
      <text:list xml:id="list145107009927895" text:continue-numbering="true" text:style-name="WWNum4">
        <text:list-item>
          <text:p text:style-name="P6"><text:span text:style-name="T7">為什麼實作時計算的是機率而不是次數呢？</text:span></text:p>
        </text:list-item>
      </text:list>
      <text:p text:style-name="P9"><text:soft-page-break/><text:span text:style-name="T10">答：_____________________________________________________________</text:span></text:p>
      <text:list xml:id="list145106906794481" text:continue-numbering="true" text:style-name="WWNum4">
        <text:list-item>
          <text:p text:style-name="P6"><text:span text:style-name="T7">你對於本關關主「講解的風格」和「解釋的清晰程度」滿意度是多少？</text:span></text:p>
        </text:list-item>
      </text:list>
      <text:p text:style-name="P10"><text:span text:style-name="T4">非常不滿意　　</text:span><text:span text:style-name="T11">□</text:span><text:span text:style-name="T4">１　</text:span><text:span text:style-name="T11">□</text:span><text:span text:style-name="T4">２　</text:span><text:span text:style-name="T11">□</text:span><text:span text:style-name="T4">３　</text:span><text:span text:style-name="T11">□</text:span><text:span text:style-name="T4">４　</text:span><text:span text:style-name="T11">□</text:span><text:span text:style-name="T4">５　　非常滿意</text:span></text:p>
      <text:list xml:id="list145107270479025" text:continue-numbering="true" text:style-name="WWNum4">
        <text:list-item>
          <text:p text:style-name="P6"><text:span text:style-name="T7">你對於本關卡整體的時間、流程安排滿意度為何？</text:span></text:p>
        </text:list-item>
      </text:list>
      <text:p text:style-name="P10"><text:span text:style-name="T4">非常不滿意　　</text:span><text:span text:style-name="T11">□</text:span><text:span text:style-name="T4">１　</text:span><text:span text:style-name="T11">□</text:span><text:span text:style-name="T4">２　</text:span><text:span text:style-name="T11">□</text:span><text:span text:style-name="T4">３　</text:span><text:span text:style-name="T11">□</text:span><text:span text:style-name="T4">４　</text:span><text:span text:style-name="T11">□</text:span><text:span text:style-name="T4">５　　非常滿意</text:span></text:p>
      <text:list xml:id="list145107609800509" text:continue-numbering="true" text:style-name="WWNum4">
        <text:list-item>
          <text:p text:style-name="P6"><text:span text:style-name="T7">你對本關卡整體的滿意度為多少？</text:span></text:p>
        </text:list-item>
      </text:list>
      <text:p text:style-name="P10"><text:span text:style-name="T4">非常不滿意　　</text:span><text:span text:style-name="T11">□</text:span><text:span text:style-name="T4">１　</text:span><text:span text:style-name="T11">□</text:span><text:span text:style-name="T4">２　</text:span><text:span text:style-name="T11">□</text:span><text:span text:style-name="T4">３　</text:span><text:span text:style-name="T11">□</text:span><text:span text:style-name="T4">４　</text:span><text:span text:style-name="T11">□</text:span><text:span text:style-name="T4">５　　非常滿意</text:span></text:p>
      <text:list xml:id="list145107654044937" text:continue-numbering="true" text:style-name="WWNum4">
        <text:list-item>
          <text:p text:style-name="P6"><text:span text:style-name="T7">你認為本關卡有什麼需要改進的地方，或者有什麼部分做得非常好？</text:span></text:p>
        </text:list-item>
      </text:list>
      <text:p text:style-name="P11"><text:span text:style-name="T10">答：_____________________________________________________________</text:span></text:p>
      <text:p text:style-name="P3"/>
      <text:p text:style-name="P13"><text:span text:style-name="T14">【數戰數決－理想的生活】活動回饋表</text:span></text:p>
      <text:p text:style-name="P1"><text:span text:style-name="T2">組別編號：_____________</text:span></text:p>
      <text:p text:style-name="P2"><text:span text:style-name="T4">各位小朋友們：</text:span></text:p>
      <text:p text:style-name="P2"><text:span text:style-name="T4">　　覺得這次的課程如何？很感謝你們來參與本次的活動，也希望各位能將此次學到的內容運用在生活中。以下是一些是學長姐們想問的問題，請各位先將題目完整閱讀再作答，也可以寫出額外原因，照著心中的想法填寫就可以了，請認真作答，不要填「無」或空白喔！填寫完記得交給該關卡的學長姐喔～</text:span></text:p>
      <text:p text:style-name="P2"><text:span text:style-name="T4">　　　　祝　　　　　學業進步　健康快樂</text:span></text:p>
      <text:p text:style-name="P4"><text:span text:style-name="T6">［膨糖］</text:span></text:p>
      <text:list xml:id="list3851767280" text:style-name="WWNum1">
        <text:list-item>
          <text:p text:style-name="P7"><text:span text:style-name="T7">膨糖和水的比例是幾比幾最適合？</text:span></text:p>
        </text:list-item>
      </text:list>
      <text:p text:style-name="P9"><text:span text:style-name="T10">答：_____________________________________________________________</text:span></text:p>
      <text:list xml:id="list145106601943155" text:continue-numbering="true" text:style-name="WWNum1">
        <text:list-item>
          <text:p text:style-name="P7"><text:span text:style-name="T4">製作膨糖的時候，該注意什麼？</text:span></text:p>
        </text:list-item>
      </text:list>
      <text:p text:style-name="P9"><text:span text:style-name="T10">答：_____________________________________________________________</text:span></text:p>
      <text:list xml:id="list145106699717567" text:continue-numbering="true" text:style-name="WWNum1">
        <text:list-item>
          <text:p text:style-name="P7"><text:span text:style-name="T7">如果你有機會，你會想要自己做膨糖嗎？</text:span></text:p>
        </text:list-item>
      </text:list>
      <text:p text:style-name="P9"><text:span text:style-name="T10">答：_____________________________________________________________</text:span></text:p>
      <text:list xml:id="list145107695208243" text:continue-numbering="true" text:style-name="WWNum1">
        <text:list-item>
          <text:p text:style-name="P7"><text:span text:style-name="T7">你對於本關關主「講解的風格」和「解釋的清晰程度」滿意度是多少？</text:span></text:p>
        </text:list-item>
      </text:list>
      <text:p text:style-name="P10"><text:span text:style-name="T4">非常不滿意　　</text:span><text:span text:style-name="T11">□</text:span><text:span text:style-name="T4">１　</text:span><text:span text:style-name="T11">□</text:span><text:span text:style-name="T4">２　</text:span><text:span text:style-name="T11">□</text:span><text:span text:style-name="T4">３　</text:span><text:span text:style-name="T11">□</text:span><text:span text:style-name="T4">４　</text:span><text:span text:style-name="T11">□</text:span><text:span text:style-name="T4">５　　非常滿意</text:span></text:p>
      <text:list xml:id="list145106885036591" text:continue-numbering="true" text:style-name="WWNum1">
        <text:list-item>
          <text:p text:style-name="P7"><text:span text:style-name="T7">你對於本關卡整體的時間、流程安排滿意度為何？</text:span></text:p>
        </text:list-item>
      </text:list>
      <text:p text:style-name="P10"><text:span text:style-name="T4">非常不滿意　　</text:span><text:span text:style-name="T11">□</text:span><text:span text:style-name="T4">１　</text:span><text:span text:style-name="T11">□</text:span><text:span text:style-name="T4">２　</text:span><text:span text:style-name="T11">□</text:span><text:span text:style-name="T4">３　</text:span><text:span text:style-name="T11">□</text:span><text:span text:style-name="T4">４　</text:span><text:span text:style-name="T11">□</text:span><text:span text:style-name="T4">５　　非常滿意</text:span></text:p>
      <text:list xml:id="list145106807382416" text:continue-numbering="true" text:style-name="WWNum1">
        <text:list-item>
          <text:p text:style-name="P7"><text:span text:style-name="T7">你對本關卡整體的滿意度為多少？</text:span></text:p>
        </text:list-item>
      </text:list>
      <text:p text:style-name="P10"><text:span text:style-name="T4">非常不滿意　　</text:span><text:span text:style-name="T11">□</text:span><text:span text:style-name="T4">１　</text:span><text:span text:style-name="T11">□</text:span><text:span text:style-name="T4">２　</text:span><text:span text:style-name="T11">□</text:span><text:span text:style-name="T4">３　</text:span><text:span text:style-name="T11">□</text:span><text:span text:style-name="T4">４　</text:span><text:span text:style-name="T11">□</text:span><text:span text:style-name="T4">５　　非常滿意</text:span></text:p>
      <text:list xml:id="list145107411279031" text:continue-numbering="true" text:style-name="WWNum1">
        <text:list-item>
          <text:p text:style-name="P7"><text:span text:style-name="T7">你認為本關卡有什麼需要改進的地方，或者有什麼部分做得非常好？</text:span></text:p>
        </text:list-item>
      </text:list>
      <text:p text:style-name="P11"><text:span text:style-name="T10">答：_____________________________________________________________</text:span></text:p>
      <text:p text:style-name="P2"><draw:rect text:anchor-type="as-char" style:rel-width="100%" draw:z-index="1" draw:style-name="gr1" draw:text-style-name="P16" svg:width="0.0012in" svg:height="0.0213in"><text:p/></draw:rect></text:p>
      <text:p text:style-name="P4"><text:span text:style-name="T6">［浮光投影］</text:span></text:p>
      <text:list xml:id="list2068551404" text:style-name="WWNum2">
        <text:list-item>
          <text:p text:style-name="P8"><text:span text:style-name="T4">你會想要自己製作一個放大版的玩玩看嗎？</text:span></text:p>
        </text:list-item>
      </text:list>
      <text:p text:style-name="P9"><text:span text:style-name="T10">答：_____________________________________________________________</text:span></text:p>
      <text:list xml:id="list145107646010257" text:continue-numbering="true" text:style-name="WWNum2">
        <text:list-item>
          <text:p text:style-name="P14"><text:span text:style-name="T4">浮光投影能應用在那些地方？（舉例１個）</text:span></text:p>
        </text:list-item>
      </text:list>
      <text:p text:style-name="P9"><text:span text:style-name="T10">答：_____________________________________________________________</text:span></text:p>
      <text:list xml:id="list145107530766496" text:continue-numbering="true" text:style-name="WWNum2">
        <text:list-item>
          <text:p text:style-name="P8"><text:soft-page-break/><text:span text:style-name="T7">你對於本關關主「講解的風格」和「解釋的清晰程度」滿意度是多少？</text:span></text:p>
        </text:list-item>
      </text:list>
      <text:p text:style-name="P10"><text:span text:style-name="T4">非常不滿意　　</text:span><text:span text:style-name="T11">□</text:span><text:span text:style-name="T4">１　</text:span><text:span text:style-name="T11">□</text:span><text:span text:style-name="T4">２　</text:span><text:span text:style-name="T11">□</text:span><text:span text:style-name="T4">３　</text:span><text:span text:style-name="T11">□</text:span><text:span text:style-name="T4">４　</text:span><text:span text:style-name="T11">□</text:span><text:span text:style-name="T4">５　　非常滿意</text:span></text:p>
      <text:list xml:id="list145107310820645" text:continue-numbering="true" text:style-name="WWNum2">
        <text:list-item>
          <text:p text:style-name="P8"><text:span text:style-name="T7">你對於本關卡整體的時間、流程安排滿意度為何？</text:span></text:p>
        </text:list-item>
      </text:list>
      <text:p text:style-name="P10"><text:span text:style-name="T4">非常不滿意　　</text:span><text:span text:style-name="T11">□</text:span><text:span text:style-name="T4">１　</text:span><text:span text:style-name="T11">□</text:span><text:span text:style-name="T4">２　</text:span><text:span text:style-name="T11">□</text:span><text:span text:style-name="T4">３　</text:span><text:span text:style-name="T11">□</text:span><text:span text:style-name="T4">４　</text:span><text:span text:style-name="T11">□</text:span><text:span text:style-name="T4">５　　非常滿意</text:span></text:p>
      <text:list xml:id="list145106031051269" text:continue-numbering="true" text:style-name="WWNum2">
        <text:list-item>
          <text:p text:style-name="P8"><text:span text:style-name="T7">你對本關卡整體的滿意度為多少？</text:span></text:p>
        </text:list-item>
      </text:list>
      <text:p text:style-name="P10"><text:span text:style-name="T4">非常不滿意　　</text:span><text:span text:style-name="T11">□</text:span><text:span text:style-name="T4">１　</text:span><text:span text:style-name="T11">□</text:span><text:span text:style-name="T4">２　</text:span><text:span text:style-name="T11">□</text:span><text:span text:style-name="T4">３　</text:span><text:span text:style-name="T11">□</text:span><text:span text:style-name="T4">４　</text:span><text:span text:style-name="T11">□</text:span><text:span text:style-name="T4">５　　非常滿意</text:span></text:p>
      <text:list xml:id="list145106719144220" text:continue-numbering="true" text:style-name="WWNum2">
        <text:list-item>
          <text:p text:style-name="P8"><text:span text:style-name="T7">你認為本關卡有什麼需要改進的地方，或者有什麼部分做得非常好？</text:span></text:p>
        </text:list-item>
      </text:list>
      <text:p text:style-name="P11"><text:span text:style-name="T10">答：_______________________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FKai-SB" svg:font-family="DFKai-SB" style:font-family-generic="roman" style:font-pitch="variable"/>
    <style:font-face style:name="Microsoft JhengHei" svg:font-family="'Microsoft JhengHe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FKai-SB1" svg:font-family="DFKai-SB" style:font-family-generic="system" style:font-pitch="variable"/>
    <style:font-face style:name="Linux Libertine G" svg:font-family="'Linux Libertine G'" style:font-family-generic="system" style:font-pitch="variable"/>
    <style:font-face style:name="Microsoft JhengHei1" svg:font-family="'Microsoft Jheng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0417in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15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List_20_Paragraph" style:display-name="List Paragraph" style:family="paragraph" style:parent-style-name="Standard" style:default-outline-level="">
      <style:paragraph-properties fo:margin-left="0.3335in" fo:margin-right="0in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fo:font-size="13.5pt" style:font-size-asian="14pt" style:font-size-complex="14pt"/>
    </style:style>
    <style:style style:name="ListLabel_20_2" style:display-name="ListLabel 2" style:family="text">
      <style:text-properties fo:color="#000000" fo:font-size="13.5pt" style:font-size-asian="14pt" style:font-size-complex="14pt"/>
    </style:style>
    <style:style style:name="ListLabel_20_3" style:display-name="ListLabel 3" style:family="text">
      <style:text-properties fo:color="#000000" fo:font-size="13.5pt" style:font-size-asian="14pt" style:font-size-complex="14pt"/>
    </style:style>
    <style:style style:name="ListLabel_20_4" style:display-name="ListLabel 4" style:family="text">
      <style:text-properties fo:color="#000000" fo:font-size="13.5pt" style:font-size-asian="14pt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4465in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listtab" fo:text-indent="-0.3335in" fo:margin-left="0.863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.196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5299in"/>
        </style:list-level-properties>
      </text:list-level-style-number>
      <text:list-level-style-number text:level="5" style:num-suffix="、" style:num-format="1">
        <style:list-level-properties text:list-level-position-and-space-mode="label-alignment">
          <style:list-level-label-alignment text:label-followed-by="listtab" fo:text-indent="-0.3335in" fo:margin-left="1.863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.196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5299in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fo:text-indent="-0.3335in" fo:margin-left="2.863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.19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4465in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listtab" fo:text-indent="-0.3335in" fo:margin-left="0.863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.196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5299in"/>
        </style:list-level-properties>
      </text:list-level-style-number>
      <text:list-level-style-number text:level="5" style:num-suffix="、" style:num-format="1">
        <style:list-level-properties text:list-level-position-and-space-mode="label-alignment">
          <style:list-level-label-alignment text:label-followed-by="listtab" fo:text-indent="-0.3335in" fo:margin-left="1.863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.196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5299in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fo:text-indent="-0.3335in" fo:margin-left="2.863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.19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4465in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listtab" fo:text-indent="-0.3335in" fo:margin-left="0.863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.196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5299in"/>
        </style:list-level-properties>
      </text:list-level-style-number>
      <text:list-level-style-number text:level="5" style:num-suffix="、" style:num-format="1">
        <style:list-level-properties text:list-level-position-and-space-mode="label-alignment">
          <style:list-level-label-alignment text:label-followed-by="listtab" fo:text-indent="-0.3335in" fo:margin-left="1.863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.196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5299in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fo:text-indent="-0.3335in" fo:margin-left="2.863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.19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0.4465in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listtab" fo:text-indent="-0.3335in" fo:margin-left="0.863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.196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5299in"/>
        </style:list-level-properties>
      </text:list-level-style-number>
      <text:list-level-style-number text:level="5" style:num-suffix="、" style:num-format="1">
        <style:list-level-properties text:list-level-position-and-space-mode="label-alignment">
          <style:list-level-label-alignment text:label-followed-by="listtab" fo:text-indent="-0.3335in" fo:margin-left="1.863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.196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5299in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fo:text-indent="-0.3335in" fo:margin-left="2.863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.19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04T06:03:00</meta:creation-date>
    <meta:document-statistic meta:table-count="0" meta:image-count="0" meta:object-count="0" meta:page-count="4" meta:paragraph-count="68" meta:word-count="1240" meta:character-count="2249" meta:non-whitespace-character-count="2129"/>
    <meta:generator>LibreOfficeDev/6.0.5.2$Linux_X86_64 LibreOffice_project/</meta:generator>
  </office:meta>
</office:document-meta>
</file>